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ext_20_body">
      <style:paragraph-properties fo:margin-top="0in" fo:margin-bottom="0in"/>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Text_20_body">
      <style:paragraph-properties fo:margin-top="0in" fo:margin-bottom="0in"/>
    </style:style>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Text_20_body">
      <style:paragraph-properties fo:margin-top="0in" fo:margin-bottom="0in"/>
      <style:text-properties style:text-underline-style="none"/>
    </style:style>
    <style:style style:name="P20" style:family="paragraph" style:parent-style-name="Text_20_body" style:list-style-name="L5">
      <style:paragraph-properties fo:margin-top="0in" fo:margin-bottom="0in"/>
    </style:style>
    <style:style style:name="P2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83058992" text:id="ct583058992">
          <text:deletion>
            <office:change-info>
              <dc:creator>Bob Jacobsen</dc:creator>
              <dc:date>2012-06-15T11:20:00</dc:date>
            </office:change-info>
            <text:p text:style-name="P1">two</text:p>
          </text:deletion>
        </text:changed-region>
        <text:changed-region xml:id="ct318974576" text:id="ct318974576">
          <text:insertion>
            <office:change-info>
              <dc:creator>Bob Jacobsen</dc:creator>
              <dc:date>2012-06-15T11:20:00</dc:date>
            </office:change-info>
          </text:insertion>
        </text:changed-region>
        <text:changed-region xml:id="ct320567200" text:id="ct320567200">
          <text:insertion>
            <office:change-info>
              <dc:creator>Bob Jacobsen</dc:creator>
              <dc:date>2012-06-15T11:20:00</dc:date>
            </office:change-info>
          </text:insertion>
        </text:changed-region>
        <text:changed-region xml:id="ct318977392" text:id="ct318977392">
          <text:insertion>
            <office:change-info>
              <dc:creator>Bob Jacobsen</dc:creator>
              <dc:date>2012-06-15T11:20:00</dc:date>
            </office:change-info>
          </text:insertion>
        </text:changed-region>
        <text:changed-region xml:id="ct583063360" text:id="ct583063360">
          <text:insertion>
            <office:change-info>
              <dc:creator>Bob Jacobsen</dc:creator>
              <dc:date>2012-06-15T11:21:00</dc:date>
            </office:change-info>
          </text:insertion>
        </text:changed-region>
        <text:changed-region xml:id="ct318955632" text:id="ct318955632">
          <text:insertion>
            <office:change-info>
              <dc:creator>Bob Jacobsen</dc:creator>
              <dc:date>2012-06-15T11:22:00</dc:date>
            </office:change-info>
          </text:insertion>
        </text:changed-region>
        <text:changed-region xml:id="ct320646064" text:id="ct320646064">
          <text:insertion>
            <office:change-info>
              <dc:creator>Bob Jacobsen</dc:creator>
              <dc:date>2012-06-15T11:23:00</dc:date>
            </office:change-info>
          </text:insertion>
        </text:changed-region>
        <text:changed-region xml:id="ct320835616" text:id="ct320835616">
          <text:deletion>
            <office:change-info>
              <dc:creator>Bob Jacobsen</dc:creator>
              <dc:date>2012-06-15T11:22:00</dc:date>
            </office:change-info>
            <text:p text:style-name="P1">, perhaps in addition to use of the Memory Configuration Protocol</text:p>
          </text:deletion>
        </text:changed-region>
        <text:changed-region xml:id="ct332988752" text:id="ct332988752">
          <text:insertion>
            <office:change-info>
              <dc:creator>Bob Jacobsen</dc:creator>
              <dc:date>2012-06-15T11:35:00</dc:date>
            </office:change-info>
          </text:insertion>
        </text:changed-region>
        <text:changed-region xml:id="ct320841552" text:id="ct320841552">
          <text:deletion>
            <office:change-info>
              <dc:creator>Bob Jacobsen</dc:creator>
              <dc:date>2012-06-15T11:35:00</dc:date>
            </office:change-info>
            <text:p text:style-name="P1">special</text:p>
          </text:deletion>
        </text:changed-region>
        <text:changed-region xml:id="ct319595760" text:id="ct319595760">
          <text:insertion>
            <office:change-info>
              <dc:creator>Bob Jacobsen</dc:creator>
              <dc:date>2012-06-15T11:35:00</dc:date>
            </office:change-info>
          </text:insertion>
        </text:changed-region>
        <text:changed-region xml:id="ct320490416" text:id="ct320490416">
          <text:deletion>
            <office:change-info>
              <dc:creator>Bob Jacobsen</dc:creator>
              <dc:date>2012-06-15T11:22:00</dc:date>
            </office:change-info>
            <text:p text:style-name="P1">.</text:p>
          </text:deletion>
        </text:changed-region>
        <text:changed-region xml:id="ct320835424" text:id="ct320835424">
          <text:insertion>
            <office:change-info>
              <dc:creator>Bob Jacobsen</dc:creator>
              <dc:date>2012-06-15T11:22:00</dc:date>
            </office:change-info>
          </text:insertion>
        </text:changed-region>
        <text:changed-region xml:id="ct320823968" text:id="ct320823968">
          <text:insertion>
            <office:change-info>
              <dc:creator>Bob Jacobsen</dc:creator>
              <dc:date>2012-06-15T11:23:00</dc:date>
            </office:change-info>
          </text:insertion>
        </text:changed-region>
        <text:changed-region xml:id="ct401680224" text:id="ct401680224">
          <text:insertion>
            <office:change-info>
              <dc:creator>Bob Jacobsen</dc:creator>
              <dc:date>2012-06-15T11:50:00</dc:date>
            </office:change-info>
          </text:insertion>
        </text:changed-region>
        <text:changed-region xml:id="ct370805536" text:id="ct370805536">
          <text:insertion>
            <office:change-info>
              <dc:creator>Bob Jacobsen</dc:creator>
              <dc:date>2012-06-15T11:51:00</dc:date>
            </office:change-info>
          </text:insertion>
        </text:changed-region>
        <text:changed-region xml:id="ct320625936" text:id="ct320625936">
          <text:deletion>
            <office:change-info>
              <dc:creator>Bob Jacobsen</dc:creator>
              <dc:date>2012-06-15T11:46:00</dc:date>
            </office:change-info>
            <text:p text:style-name="Standard"><text:s/></text:p>
            <text:p text:style-name="Standard"/>
          </text:deletion>
        </text:changed-region>
        <text:changed-region xml:id="ct320837312" text:id="ct320837312">
          <text:insertion>
            <office:change-info>
              <dc:creator>Bob Jacobsen</dc:creator>
              <dc:date>2012-06-15T11:46:00</dc:date>
            </office:change-info>
          </text:insertion>
        </text:changed-region>
        <text:changed-region xml:id="ct319084752" text:id="ct319084752">
          <text:deletion>
            <office:change-info>
              <dc:creator>Bob Jacobsen</dc:creator>
              <dc:date>2012-06-15T11:25:00</dc:date>
            </office:change-info>
            <text:p text:style-name="Text_20_body">This is a working note in which we are developing recommendations for “Abbreviated Configuration Description Information” (ACDI). </text:p>
            <text:p text:style-name="P1"/>
            <text:p text:style-name="P1"/>
            <text:p text:style-name="Text_20_body">Something like:</text:p>
          </text:deletion>
        </text:changed-region>
        <text:changed-region xml:id="ct318899232" text:id="ct318899232">
          <text:insertion>
            <office:change-info>
              <dc:creator>Bob Jacobsen</dc:creator>
              <dc:date>2012-06-15T11:25:00</dc:date>
            </office:change-info>
          </text:insertion>
        </text:changed-region>
        <text:changed-region xml:id="ct320303600" text:id="ct320303600">
          <text:insertion>
            <office:change-info>
              <dc:creator>Bob Jacobsen</dc:creator>
              <dc:date>2012-06-15T11:25:00</dc:date>
            </office:change-info>
          </text:insertion>
        </text:changed-region>
        <text:changed-region xml:id="ct320304608" text:id="ct320304608">
          <text:insertion>
            <office:change-info>
              <dc:creator>Bob Jacobsen</dc:creator>
              <dc:date>2012-06-15T11:38:00</dc:date>
            </office:change-info>
          </text:insertion>
        </text:changed-region>
        <text:changed-region xml:id="ct320810592" text:id="ct320810592">
          <text:deletion>
            <office:change-info>
              <dc:creator>Bob Jacobsen</dc:creator>
              <dc:date>2012-06-15T11:38:00</dc:date>
            </office:change-info>
            <text:p text:style-name="P1">*) Node version? (Covers hardware and software versions)</text:p>
            <text:p text:style-name="P1"/>
          </text:deletion>
        </text:changed-region>
        <text:changed-region xml:id="ct320810256" text:id="ct320810256">
          <text:deletion>
            <office:change-info>
              <dc:creator>Bob Jacobsen</dc:creator>
              <dc:date>2012-06-15T11:26:00</dc:date>
            </office:change-info>
            <text:p text:style-name="P1">Location </text:p>
          </text:deletion>
        </text:changed-region>
        <text:changed-region xml:id="ct861422688" text:id="ct861422688">
          <text:insertion>
            <office:change-info>
              <dc:creator>Bob Jacobsen</dc:creator>
              <dc:date>2012-06-15T11:26:00</dc:date>
            </office:change-info>
          </text:insertion>
        </text:changed-region>
        <text:changed-region xml:id="ct863133504" text:id="ct863133504">
          <text:deletion>
            <office:change-info>
              <dc:creator>Bob Jacobsen</dc:creator>
              <dc:date>2012-06-15T11:26:00</dc:date>
            </office:change-info>
            <text:p text:style-name="P1">(or a more general comment field? Or both?) </text:p>
          </text:deletion>
        </text:changed-region>
        <text:changed-region xml:id="ct75749360" text:id="ct75749360">
          <text:deletion>
            <office:change-info>
              <dc:creator>Bob Jacobsen</dc:creator>
              <dc:date>2012-06-15T11:26:00</dc:date>
            </office:change-info>
            <text:p text:style-name="P1">Proposed content:</text:p>
          </text:deletion>
        </text:changed-region>
        <text:changed-region xml:id="ct75762480" text:id="ct75762480">
          <text:insertion>
            <office:change-info>
              <dc:creator>Bob Jacobsen</dc:creator>
              <dc:date>2012-06-15T11:26:00</dc:date>
            </office:change-info>
          </text:insertion>
        </text:changed-region>
        <text:changed-region xml:id="ct75771088" text:id="ct75771088">
          <text:deletion>
            <office:change-info>
              <dc:creator>Bob Jacobsen</dc:creator>
              <dc:date>2012-06-15T11:27:00</dc:date>
            </office:change-info>
            <text:p text:style-name="P1">.</text:p>
          </text:deletion>
        </text:changed-region>
        <text:changed-region xml:id="ct864661568" text:id="ct864661568">
          <text:insertion>
            <office:change-info>
              <dc:creator>Bob Jacobsen</dc:creator>
              <dc:date>2012-06-15T11:27:00</dc:date>
            </office:change-info>
          </text:insertion>
        </text:changed-region>
        <text:changed-region xml:id="ct863713456" text:id="ct863713456">
          <text:deletion>
            <office:change-info>
              <dc:creator>Bob Jacobsen</dc:creator>
              <dc:date>2012-06-15T11:27:00</dc:date>
            </office:change-info>
            <text:p text:style-name="P1"/>
            <text:p text:style-name="P1">(String means zero terminated)</text:p>
          </text:deletion>
        </text:changed-region>
        <text:changed-region xml:id="ct333167888" text:id="ct333167888">
          <text:deletion>
            <office:change-info>
              <dc:creator>Bob Jacobsen</dc:creator>
              <dc:date>2012-06-15T11:42:00</dc:date>
            </office:change-info>
            <text:p text:style-name="P1">D</text:p>
          </text:deletion>
        </text:changed-region>
        <text:changed-region xml:id="ct320504096" text:id="ct320504096">
          <text:insertion>
            <office:change-info>
              <dc:creator>Bob Jacobsen</dc:creator>
              <dc:date>2012-06-15T11:35:00</dc:date>
            </office:change-info>
          </text:insertion>
        </text:changed-region>
        <text:changed-region xml:id="ct370967328" text:id="ct370967328">
          <text:insertion>
            <office:change-info>
              <dc:creator>Bob Jacobsen</dc:creator>
              <dc:date>2012-06-15T11:36:00</dc:date>
            </office:change-info>
          </text:insertion>
        </text:changed-region>
        <text:changed-region xml:id="ct401637520" text:id="ct401637520">
          <text:insertion>
            <office:change-info>
              <dc:creator>Bob Jacobsen</dc:creator>
              <dc:date>2012-06-15T11:48:00</dc:date>
            </office:change-info>
          </text:insertion>
        </text:changed-region>
        <text:changed-region xml:id="ct333150624" text:id="ct333150624">
          <text:deletion>
            <office:change-info>
              <dc:creator>Bob Jacobsen</dc:creator>
              <dc:date>2012-06-15T11:45:00</dc:date>
            </office:change-info>
            <text:h text:style-name="Heading_20_2" text:outline-level="2">Simple Node Identification Information</text:h>
          </text:deletion>
        </text:changed-region>
        <text:changed-region xml:id="ct333277472" text:id="ct333277472">
          <text:insertion>
            <office:change-info>
              <dc:creator>Bob Jacobsen</dc:creator>
              <dc:date>2012-06-15T11:45:00</dc:date>
            </office:change-info>
          </text:insertion>
        </text:changed-region>
        <text:changed-region xml:id="ct878100240" text:id="ct878100240">
          <text:deletion>
            <office:change-info>
              <dc:creator>Bob Jacobsen</dc:creator>
              <dc:date>2012-06-15T11:45:00</dc:date>
            </office:change-info>
            <text:h text:style-name="Heading_20_2" text:outline-level="2"/>
            <text:p text:style-name="P1">(Should this be moved to another doc?)</text:p>
            <text:p text:style-name="P1">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1"/>
            <text:p text:style-name="P1"/>
            <text:p text:style-name="Text_20_body">Paragraphs for TN</text:p>
          </text:deletion>
        </text:changed-region>
        <text:changed-region xml:id="ct370874912" text:id="ct370874912">
          <text:deletion>
            <office:change-info>
              <dc:creator>Bob Jacobsen</dc:creator>
              <dc:date>2012-06-15T11:42:00</dc:date>
            </office:change-info>
            <text:p text:style-name="P1">this particular area </text:p>
          </text:deletion>
        </text:changed-region>
        <text:changed-region xml:id="ct320680320" text:id="ct320680320">
          <text:insertion>
            <office:change-info>
              <dc:creator>Bob Jacobsen</dc:creator>
              <dc:date>2012-06-15T11:42:00</dc:date>
            </office:change-info>
          </text:insertion>
        </text:changed-region>
        <text:changed-region xml:id="ct878099760" text:id="ct878099760">
          <text:insertion>
            <office:change-info>
              <dc:creator>Bob Jacobsen</dc:creator>
              <dc:date>2012-06-15T11:43:00</dc:date>
            </office:change-info>
          </text:insertion>
        </text:changed-region>
        <text:changed-region xml:id="ct401629424" text:id="ct401629424">
          <text:deletion>
            <office:change-info>
              <dc:creator>Bob Jacobsen</dc:creator>
              <dc:date>2012-06-15T11:43:00</dc:date>
            </office:change-info>
            <text:p text:style-name="P1"/>
            <text:p text:style-name="P1"/>
            <text:p text:style-name="P1">(Include some XML for the basic information?)</text:p>
          </text:deletion>
        </text:changed-region>
        <text:changed-region xml:id="ct183736432" text:id="ct183736432">
          <text:insertion>
            <office:change-info>
              <dc:creator>Bob Jacobsen</dc:creator>
              <dc:date>2012-06-08T15: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P1">Consider a "network browser" that can show more specific information on the nodes, e.g. their type information, user-given names, etc. To do that, the browser could</text:p>
      <text:p text:style-name="P1"/>
      <text:list xml:id="list625106872" text:style-name="L1">
        <text:list-item>
          <text:p text:style-name="P15">Read the configuration description information (CDI)</text:p>
        </text:list-item>
      </text:list>
      <text:p text:style-name="P1"/>
      <text:list xml:id="list430350805" text:style-name="L2">
        <text:list-item>
          <text:p text:style-name="P16">Parse out the first section(s)</text:p>
        </text:list-item>
      </text:list>
      <text:p text:style-name="P1"/>
      <text:list xml:id="list2077694411" text:style-name="L3">
        <text:list-item>
          <text:p text:style-name="P17">Do memory-access configuration reads to get the information.</text:p>
        </text:list-item>
      </text:list>
      <text:p text:style-name="P1"/>
      <text:p text:style-name="P1">That last step is very fast. The browser could do the necessary configuration reads in a small fraction of a second, at least on an idle CAN segment. </text:p>
      <text:p text:style-name="P1"/>
      <text:p text:style-name="P1">But the first two steps are not-so-fast. The CDI is a very powerful and general method to describe all about the node, but it's a handful to read &amp; parse when you just want to get some specific information.</text:p>
      <text:p text:style-name="P1"/>
      <text:p text:style-name="P1">This Standard provides an optional protocol that allows a node implementor to say "I keep my basic information in a common place", so that e.g. browser tools can pick that up quickly.</text:p>
      <text:p text:style-name="P1"/>
      <text:p text:style-name="P1">There are <text:change text:change-id="ct583058992"/><text:change-start text:change-id="ct318974576"/>several<text:change-end text:change-id="ct318974576"/> parts to this:</text:p>
      <text:p text:style-name="P1"/>
      <text:list xml:id="list1475019682" text:style-name="L4">
        <text:list-item>
          <text:p text:style-name="P18">A standardize<text:change-start text:change-id="ct320567200"/>d<text:change-end text:change-id="ct320567200"/> set of basic information &amp; its location in configuration space<text:change-start text:change-id="ct318977392"/> (called Abbreviated Config<text:change-end text:change-id="ct318977392"/><text:change-start text:change-id="ct583063360"/>uration Description Information ASCI; the ACDI acronym is confusingly like CDI, and perhaps a better one is needed). This allows th<text:change-end text:change-id="ct583063360"/><text:change-start text:change-id="ct318955632"/>e information to be rapidly retrieved via the Memory Configuration Protocol<text:change-end text:change-id="ct318955632"/><text:change-start text:change-id="ct320646064"/> without first reading the entire CDI.<text:change-end text:change-id="ct320646064"/></text:p>
        </text:list-item>
        <text:list-item>
          <text:p text:style-name="P18">A simple CAN protocol for returning it<text:change text:change-id="ct320835616"/><text:change-start text:change-id="ct332988752"/>: Simple Node Information Protocol SNIP, documented elsewhere.<text:change-end text:change-id="ct332988752"/></text:p>
        </text:list-item>
      </text:list>
      <text:p text:style-name="P1"/>
      <text:p text:style-name="P1">Why the <text:change text:change-id="ct320841552"/><text:change-start text:change-id="ct319595760"/>dedicated simple<text:change-end text:change-id="ct319595760"/> protocol? <text:s/>To make it even easier and faster to be retrieving this from a lot of nodes at once. <text:s/>Memory configuration is powerful and robust for doing complex configuration, particularly for writing to nodes, but it's a little heavy-weight when doing optional reads like for this purpose. <text:s/>The special protocol, which doesn't involve the buffering and acknowledgements of datagrams used for Memory Configuration, simplifies start-up in large networks, and makes it possible for low-capability nodes to gather basic information about the entire network<text:change text:change-id="ct320490416"/><text:change-start text:change-id="ct320835424"/>, even from nodes that don't implement the full datagram-based Memory<text:change-end text:change-id="ct320835424"/><text:change-start text:change-id="ct320823968"/> Configuration Protocol.<text:change-end text:change-id="ct320823968"/><text:change-start text:change-id="ct401680224"/></text:p>
      <text:p text:style-name="P1"><text:soft-page-break/></text:p>
      <text:p text:style-name="P1">These <text:span text:style-name="T7">can</text:span> be independently provided. ACDI <text:span text:style-name="T7">can</text:span> exist without SNIP; you just <text:span text:style-name="T7">have</text:span> to use Memory Config to retrieve the data. SNIP can work without ACDI<text:change-end text:change-id="ct401680224"/><text:change-start text:change-id="ct370805536"/>, with the content being stored at some random place in memory. <text:s/>But they work better together.<text:change-end text:change-id="ct370805536"/></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ext:change text:change-id="ct320625936"/><text:change-start text:change-id="ct320837312"/>Must appear in PIP.<text:change-end text:change-id="ct320837312"/></text:p>
      <text:h text:style-name="Heading_20_1" text:outline-level="1">Stuff to be merged into the above</text:h>
      <text:p text:style-name="Text_20_body"><text:change text:change-id="ct319084752"/><text:change-start text:change-id="ct318899232"/>How it works<text:change-end text:change-id="ct318899232"/></text:p>
      <text:p text:style-name="P1"/>
      <text:p text:style-name="P1">1) A node denotes that it has this capability using a specific bit in the Protocol Identification Protocol (1 CAN exchange to check that)</text:p>
      <text:p text:style-name="P1"/>
      <text:p text:style-name="P1">2) If it does, the basic information can be found in a specific place in the configuration space (specific, well-known address space, location, and format), so can be directly read via configuration reads (datagram access, with small CAN overhead)</text:p>
      <text:p text:style-name="P1"/>
      <text:p text:style-name="P1">For this to work, there needs to be a common content (so that we don't need another layer of CDI-like stuff to define this content too). Hence this note. What should be in that content? </text:p>
      <text:p text:style-name="P1"/>
      <text:p text:style-name="P1">Some fixed info:</text:p>
      <text:p text:style-name="P1"/>
      <text:p text:style-name="P1">*) A version number, so we can extend this later<text:change-start text:change-id="ct320303600"/>: Initially 1.<text:change-end text:change-id="ct320303600"/></text:p>
      <text:p text:style-name="P1">*) A manufacturer name </text:p>
      <text:p text:style-name="P1">*) A manufacturer-issued node type name</text:p>
      <text:p text:style-name="P1"><text:change-start text:change-id="ct320304608"/>*) Hardware version</text:p>
      <text:p text:style-name="P1">*) Software version</text:p>
      <text:p text:style-name="P1"><text:change-end text:change-id="ct320304608"/><text:change text:change-id="ct320810592"/></text:p>
      <text:p text:style-name="P1">Some variable info, which the user can change:</text:p>
      <text:p text:style-name="P1"/>
      <text:p text:style-name="P1">*) Name</text:p>
      <text:p text:style-name="P1">*) <text:change text:change-id="ct320810256"/><text:change-start text:change-id="ct861422688"/>Description</text:p>
      <text:p text:style-name="P1"/>
      <text:p text:style-name="P1"><text:change-end text:change-id="ct861422688"/><text:change text:change-id="ct863133504"/><text:soft-page-break/>These variable items don't have to be provided, but if they are, they can be just the usual identification items that are accessible by the full configuration protocol, configured by the user with the full configuration protocol, but then made available for a quick read this way.</text:p>
      <text:p text:style-name="P1"/>
      <text:p text:style-name="P1">It would be nice to keep this somewhat compact, with the most useful (in the sense of "people will want to see this quickly") info at the front. Reading a full datagram (64 bytes payload originally, but now less based on extended CAN) would let us sample about 50 nodes in a second (idle bus), which is fine. Another factor of 4 larger might start to seem slow to the user, though. The whole idea is to be able to get a view of even large networks faster than a user can browse through the info on an screen. The user can then select a small number of specific nodes that are interesting, pull the full CDI and work with the entire configuration information of those nodes.</text:p>
      <text:p text:style-name="P1"/>
      <text:p text:style-name="P1"><text:change text:change-id="ct75749360"/><text:change-start text:change-id="ct75762480"/>Content<text:change-end text:change-id="ct75762480"/></text:p>
      <text:p text:style-name="P1"/>
      <text:p text:style-name="P1">Spaces chosen to be right below CDI, so they leave as much contiguous as possible.</text:p>
      <text:p text:style-name="P1"/>
      <text:p text:style-name="P1">Up to designer to decide on size (0 bytes, small, large) of icon information.</text:p>
      <text:p text:style-name="P1"/>
      <text:p text:style-name="P1">The memory access in those three spaces doesn't mean that is has to be stored that way.</text:p>
      <text:p text:style-name="P1"/>
      <text:p text:style-name="P1">The use of zero-terminated strings<text:change text:change-id="ct75771088"/><text:change-start text:change-id="ct864661568"/> within fixed size slots.<text:change-end text:change-id="ct864661568"/></text:p>
      <text:p text:style-name="P1"/>
      <text:p text:style-name="P1"/>
      <text:p text:style-name="P1">(Comment provides a longer field, not computer parsed; node name is a short thing for e.g. headings, etc)<text:change text:change-id="ct863713456"/></text:p>
      <text:p text:style-name="P1"/>
      <text:p text:style-name="P1">Two spaces provided for simplicity in implementation, as we imagine that some will be from a permanent memory and some will be user configurable.</text:p>
      <text:p text:style-name="P1"/>
      <text:p text:style-name="P1">Strings just concatenate with null termination. A missing value is then just a null byte. </text:p>
      <text:p text:style-name="P1"/>
      <text:p text:style-name="P1">Could get in e.g. 30 character manufacturer, 16 character node type, 8 character version into single datagram. (This is just fixed data in memory)</text:p>
      <text:p text:style-name="P1"/>
      <text:p text:style-name="P1">Protocol ID protocol specifies whether this is present, so no more confirmation information is needed.</text:p>
      <text:p text:style-name="P1"/>
      <text:p text:style-name="P1">Later versions with higher A<text:change text:change-id="ct333167888"/>CDI version numbers could contain more fields, result in more than one datagram in reply, etc. But for expansion purposes, they should be proper supersets of this.</text:p>
      <text:p text:style-name="P1"><text:change-start text:change-id="ct320504096"/></text:p>
      <text:p text:style-name="P1">Described in <text:span text:style-name="T7">the</text:span> XML as the &lt;acdi version=”1”&gt; element. <text:s/>T<text:change-end text:change-id="ct320504096"/><text:change-start text:change-id="ct370967328"/>hat's the equivalent of:</text:p>
      <text:p text:style-name="P1"/>
      <text:p text:style-name="P1">&lt;segment origin='0' space='252'&gt;</text:p>
      <text:p text:style-name="P1"><text:s text:c="4"/>&lt;group&gt;</text:p>
      <text:p text:style-name="P1"><text:s text:c="8"/>&lt;name&gt;Manufacturer Information&lt;/name&gt;</text:p>
      <text:p text:style-name="P1"><text:s text:c="8"/>&lt;description&gt;Manufacturer-provided fixed node description&lt;/description&gt;</text:p>
      <text:p text:style-name="P1"><text:s text:c="8"/>&lt;string size='23'&gt;</text:p>
      <text:p text:style-name="P1"><text:soft-page-break/><text:s text:c="12"/>&lt;name&gt;Manufacturer Name&lt;/name&gt;</text:p>
      <text:p text:style-name="P1"><text:s text:c="8"/>&lt;/string&gt;</text:p>
      <text:p text:style-name="P1"><text:s text:c="8"/>&lt;string size='23'&gt;</text:p>
      <text:p text:style-name="P1"><text:s text:c="12"/>&lt;name&gt;Node Type&lt;/name&gt;</text:p>
      <text:p text:style-name="P1"><text:s text:c="8"/>&lt;/string&gt;</text:p>
      <text:p text:style-name="P1"><text:s text:c="8"/>&lt;string size='9'&gt;</text:p>
      <text:p text:style-name="P1"><text:s text:c="12"/>&lt;name&gt;Hardware Version&lt;/name&gt;</text:p>
      <text:p text:style-name="P1"><text:s text:c="8"/>&lt;/string&gt;</text:p>
      <text:p text:style-name="P1"><text:s text:c="8"/>&lt;string size='9'&gt;</text:p>
      <text:p text:style-name="P1"><text:s text:c="12"/>&lt;name&gt;Software Version&lt;/name&gt;</text:p>
      <text:p text:style-name="P1"><text:s text:c="8"/>&lt;/string&gt;</text:p>
      <text:p text:style-name="P1"><text:s text:c="5"/>&lt;/group&gt;</text:p>
      <text:p text:style-name="P1">&lt;/segment&gt;</text:p>
      <text:p text:style-name="P1"/>
      <text:p text:style-name="P1">&lt;segment origin='0' space='251'&gt;</text:p>
      <text:p text:style-name="P1"><text:s text:c="4"/>&lt;group&gt;</text:p>
      <text:p text:style-name="P1"><text:s text:c="8"/>&lt;name&gt;User Identification&lt;/name&gt;</text:p>
      <text:p text:style-name="P1"><text:s text:c="8"/>&lt;description&gt;Lets the user add his own description&lt;/description&gt;</text:p>
      <text:p text:style-name="P1"><text:s text:c="8"/>&lt;string size='21'&gt;</text:p>
      <text:p text:style-name="P1"><text:s text:c="12"/>&lt;name&gt;Node Name&lt;/name&gt;</text:p>
      <text:p text:style-name="P1"><text:s text:c="8"/>&lt;/string&gt;</text:p>
      <text:p text:style-name="P1"><text:s text:c="8"/>&lt;string size='43'&gt;</text:p>
      <text:p text:style-name="P1"><text:s text:c="12"/>&lt;name&gt;Node Description&lt;/name&gt;</text:p>
      <text:p text:style-name="P1"><text:s text:c="8"/>&lt;/string&gt;</text:p>
      <text:p text:style-name="P1"><text:s text:c="4"/>&lt;/group&gt;</text:p>
      <text:p text:style-name="P1">&lt;/segment&gt;<text:change-end text:change-id="ct370967328"/><text:change-start text:change-id="ct401637520"/></text:p>
      <text:p text:style-name="P1"/>
      <text:p text:style-name="P1">All these work together, and have to be consistently done:</text:p>
      <text:list xml:id="list966281746" text:style-name="L5">
        <text:list-item>
          <text:p text:style-name="P20">ACDI is marked as present in PIP (requires memory-access, CDI be set too)</text:p>
        </text:list-item>
        <text:list-item>
          <text:p text:style-name="P20">Memory config has the two spaces available</text:p>
        </text:list-item>
        <text:list-item>
          <text:p text:style-name="P20">CDI carries the &lt;acdi&gt; element</text:p>
        </text:list-item>
      </text:list>
      <text:p text:style-name="P1"><text:change-end text:change-id="ct401637520"/></text:p>
      <text:p text:style-name="P1"/>
      <text:h text:style-name="Heading_20_2" text:outline-level="2"><text:change text:change-id="ct333150624"/><text:change-start text:change-id="ct333277472"/>Notes<text:change-end text:change-id="ct333277472"/><text:change text:change-id="ct878100240"/></text:h>
      <text:p text:style-name="P1"/>
      <text:p text:style-name="P1"><text:change text:change-id="ct370874912"/><text:change-start text:change-id="ct320680320"/>The definition <text:change-end text:change-id="ct320680320"/><text:change-start text:change-id="ct878099760"/>of the manufacturer-provided information <text:change-end text:change-id="ct878099760"/>is intended to be vague and hand wavy, based on the discussions in the NMRA DCC group. Manufacturers _don't_ want to be told what to call their nodes. They want a place for a "Manufacturer-issued node type" where they can put whatever "node type" name they want to. No more normalization of that content than that is likely to succeed. Certainly not model number; most aren't numbers but some are. Some DCC decoders don't even have model names. <text:change text:change-id="ct401629424"/></text:p>
      <text:p text:style-name="P1"/>
      <text:p text:style-name="P1">Basic information does <text:span text:style-name="T4">not</text:span> need to be present if this protocol is not marked; store anything you like.</text:p>
      <text:p text:style-name="P1"/>
      <text:p text:style-name="P1"><text:soft-page-break/>Should there be a size limit (overall or just for each part) to allow buffer size calculations to be done in advance?<text:change-start text:change-id="ct183736432"/> <text:s/>(This is tied to SNII etc; we're <text:span text:style-name="T4">defining</text:span> fixed locations <text:span text:style-name="T4">in memory</text:span><text:span text:style-name="T5">, so they have to be fixed length strings.)</text:span></text:p>
      <text:p text:style-name="P19"/>
      <text:p text:style-name="P19"/>
      <text:p text:style-name="P1"><text:change-end text:change-id="ct183736432"/><text:span text:style-name="T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1"><text:s/>2.1 Introduction<text:tab/>1</text:p>
          <text:p text:style-name="P11"><text:s/>2.2 Intended Use<text:tab/>2</text:p>
          <text:p text:style-name="P11"><text:s/>2.3 Reference and Context<text:tab/>2</text:p>
          <text:p text:style-name="P12"><text:s/>3 Stuff to be merged into the above<text:tab/>2</text:p>
          <text:p text:style-name="P11"><text:s/>3.1 Simple Node Identification Information<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318904016" text:id="ct318904016">
            <text:deletion>
              <office:change-info>
                <dc:creator>Bob Jacobsen</dc:creator>
                <dc:date>2012-06-15T11:34:00</dc:date>
              </office:change-info>
              <text:p text:style-name="MP1">ACD</text:p>
            </text:deletion>
          </text:changed-region>
          <text:changed-region xml:id="ct878414112" text:id="ct878414112">
            <text:deletion>
              <office:change-info>
                <dc:creator>Bob Jacobsen</dc:creator>
                <dc:date>2012-06-15T11:33:00</dc:date>
              </office:change-info>
              <text:p text:style-name="MP1">I/SNI </text:p>
            </text:deletion>
          </text:changed-region>
          <text:changed-region xml:id="ct370544272" text:id="ct370544272">
            <text:insertion>
              <office:change-info>
                <dc:creator>Bob Jacobsen</dc:creator>
                <dc:date>2012-06-15T11:34:00</dc:date>
              </office:change-info>
            </text:insertion>
          </text:changed-region>
          <text:changed-region xml:id="ct401915200" text:id="ct401915200">
            <text:insertion>
              <office:change-info>
                <dc:creator>Bob Jacobsen</dc:creator>
                <dc:date>2012-06-15T11:33: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text:change text:change-id="ct318904016"/><text:change text:change-id="ct878414112"/><text:change-start text:change-id="ct370544272"/>Abbreviated Configuration Description Information<text:change-end text:change-id="ct370544272"/><text:change-start text:change-id="ct401915200"/> <text:change-end text:change-id="ct401915200"/>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2-06-15T11:51:16">Jun 15, 2012</text:date></text:span></text:span></text:p>
      </style:footer>
    </style:master-page>
    <style:master-page style:name="First_20_Page" style:display-name="First Page" style:page-layout-name="Mpm2" style:next-style-name="Standard">
      <style:header>
        <text:tracked-changes>
          <text:changed-region xml:id="ct320474896" text:id="ct320474896">
            <text:deletion>
              <office:change-info>
                <dc:creator>Bob Jacobsen</dc:creator>
                <dc:date>2012-06-15T11:33:00</dc:date>
              </office:change-info>
              <text:p text:style-name="MP7"><text:s/>/ Simple Node Identification</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Abbreviated Configuration Description Information<text:change text:change-id="ct32047489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6-15T11:51:16">Jun 15,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75" text:date-value="2012-06-15T11:51:16">Jun 15,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84</meta:editing-cycles>
    <meta:editing-duration>PT12H54M49S</meta:editing-duration>
    <meta:generator>OpenOffice.org/3.3$Unix OpenOffice.org_project/330m20$Build-9567</meta:generator>
    <dc:date>2012-06-15T11:51:16</dc:date>
    <dc:creator>Bob Jacobsen</dc:creator>
    <meta:document-statistic meta:table-count="1" meta:image-count="1" meta:object-count="0" meta:page-count="5" meta:paragraph-count="124" meta:word-count="1393" meta:character-count="8872"/>
    <meta:user-defined meta:name="Info 1"/>
    <meta:user-defined meta:name="Info 2"/>
    <meta:user-defined meta:name="Info 3"/>
    <meta:user-defined meta:name="Info 4"/>
  </office:meta>
</office:document-meta>
</file>